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initial-creator>Victor Dubiniuk</meta:initial-creator>
    <meta:creation-date>2013-09-12T22:17: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3.6$Linux_X86_64 LibreOffice_project/360m1$Build-304</meta:generator>
  </office:meta>
</office:document-meta>
</file>